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3.6291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6307in"/>
    </style:style>
    <style:style style:name="co5" style:family="table-column">
      <style:table-column-properties fo:break-before="auto" style:column-width="0.5in"/>
    </style:style>
    <style:style style:name="ro1" style:family="table-row">
      <style:table-row-properties style:row-height="0.389in" fo:break-before="auto" style:use-optimal-row-height="true"/>
    </style:style>
    <style:style style:name="ro2" style:family="table-row">
      <style:table-row-properties style:row-height="0.478in" fo:break-before="auto" style:use-optimal-row-height="false"/>
    </style:style>
    <style:style style:name="ro3" style:family="table-row">
      <style:table-row-properties style:row-height="0.6209in" fo:break-before="auto" style:use-optimal-row-height="false"/>
    </style:style>
    <style:style style:name="ro4" style:family="table-row">
      <style:table-row-properties style:row-height="0.6118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0.7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# </text:p>
          </table:table-cell>
          <table:table-cell table:style-name="ce1" office:value-type="string" calcext:value-type="string">
            <text:p>ID# </text:p>
          </table:table-cell>
          <table:table-cell table:style-name="ce1" office:value-type="string" calcext:value-type="string">
            <text:p>ITEM NAME </text:p>
          </table:table-cell>
          <table:table-cell table:style-name="ce1" office:value-type="string" calcext:value-type="string">
            <text:p>MERC</text:p>
            <text:p>PRICE </text:p>
          </table:table-cell>
          <table:table-cell table:style-name="ce1" office:value-type="string" calcext:value-type="string">
            <text:p>SELL</text:p>
            <text:p>PRICE </text:p>
          </table:table-cell>
          <table:table-cell table:style-name="ce1" office:value-type="string" calcext:value-type="string">
            <text:p>DISC</text:p>
            <text:p>COST </text:p>
          </table:table-cell>
          <table:table-cell table:style-name="ce1" office:value-type="string" calcext:value-type="string">
            <text:p>COST 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FEB </text:p>
          </table:table-cell>
          <table:table-cell table:style-name="ce1" office:value-type="string" calcext:value-type="string">
            <text:p>MAR </text:p>
          </table:table-cell>
          <table:table-cell table:style-name="ce1" office:value-type="string" calcext:value-type="string">
            <text:p>APR </text:p>
          </table:table-cell>
          <table:table-cell table:style-name="ce1" office:value-type="string" calcext:value-type="string">
            <text:p>MAY </text:p>
          </table:table-cell>
          <table:table-cell table:style-name="ce1" office:value-type="string" calcext:value-type="string">
            <text:p>JUN </text:p>
          </table:table-cell>
          <table:table-cell table:style-name="ce1" office:value-type="string" calcext:value-type="string">
            <text:p>JUL </text:p>
          </table:table-cell>
          <table:table-cell table:style-name="ce1" office:value-type="string" calcext:value-type="string">
            <text:p>AUG </text:p>
          </table:table-cell>
          <table:table-cell table:style-name="ce1" office:value-type="string" calcext:value-type="string">
            <text:p>SEP </text:p>
          </table:table-cell>
          <table:table-cell table:style-name="ce1" office:value-type="string" calcext:value-type="string">
            <text:p>OCT </text:p>
          </table:table-cell>
          <table:table-cell table:style-name="ce1" office:value-type="string" calcext:value-type="string">
            <text:p>NOV </text:p>
          </table:table-cell>
          <table:table-cell table:style-name="ce1" office:value-type="string" calcext:value-type="string">
            <text:p>DEC 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* CALCIUM 600MG + VITAMIN D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string" calcext:value-type="string">
            <text:p>* CALCIUM 600MG + VITAMIN D (KIRKLAND)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* CALCIUM 650MG + VITAMIN D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* CALCIUM CITRATE MAGNESIUM AND ZINC WITH VITAMIN 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* GLUCOSAMINE 1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* GLUCOSAMINE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* KIRKLAND SIGNATURE GLUCOSAMINE VEGETARIAN CAP 75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ECLOFENAC (DICLOTOL) 10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CECLOFENAC (DOLOWIN SR) 20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string" calcext:value-type="string">
            <text:p>ACECLOFENAC (DOLOWIN SR) 2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CECLOFENAC + PARACETAMOL (DOLOWIN) PLUS 100M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2]+1" office:value-type="float" office:value="12" calcext:value-type="float">
            <text:p>1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CECLOFENAC + PARACETAMOL (ZERODOL-P) 100/50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string" calcext:value-type="string">
            <text:p>ACECLOFENAC + PARACETAMOL (ZERODOL-P) 100/500MG UPDATED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DVIL 2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GMASET 44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GMASET 445MG; PER BOTTLE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ENDRONETE SODIUM (ALENDRA) 70M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LENDRONETE SODIUM (REVENTA) 7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9]+1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LENDRONIC ACID AS ALENDRONETE SODIUM (ALDREN) 70M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LFA - CALCINOL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ALLOPURINOL (ALLUPREX) 100MG TAB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ALLOPURINOL (ALLUPREX) 100MG TAB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LLOPURINOL (ALUPRIN) 1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AMLODIPINE (AMLOREX) 1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MLODIPINE (DIADIPINE) 1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AMLODIPINE (DIADIPINE) 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AMLODIPINE (LODIPEX) 1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AMLODIPINE (NORVATROL-5) 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AMLODIPINE BESILATE (BPTROL) 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AMLODIPINE BESILATE (JOHNVASC) 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MLODIPINE BESILATE (LODIPEX) 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AMLODIPINE BESILATE (VONWELT) 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AMOXICILLIN (AMBIMOX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MOXICILLIN (AXMEL) 5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MOXICILLIN 25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TENOLOL (ZENOBLOC) 1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TENOLOL (ZENOBLOC-50) 5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string" calcext:value-type="string">
            <text:p>ATENOLOL (ZENOBLOC-50) 5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BIOCELL COLLAGEN CAP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ALCIUMADE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4">
          <table:table-cell table:style-name="ce2" table:formula="of:=[.A41]+1" office:value-type="float" office:value="41" calcext:value-type="float">
            <text:p>4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ARISOPRODOL/ PARACETAMOL (LAGAFLEX) 300/250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CARTIFLEX SACHET (CFX19088)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ATAPRES 7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EFALEXIN (EXEL) CAP 5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EFIXIME (QUIX) 2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EFIXIME (SANIX-200) 2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string" calcext:value-type="string">
            <text:p>CEFUROXIME AXETIL (CEFUSAPH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CEFUROXIME AXETIL (CEFUSAPH) 5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EFUROXIME AXETIL (EROXIME-500) 5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EFUROXIME AXETIL (GENERIC/INTERPHIL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CEFUROXIME AXETIL (THEOROXIME) 5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52]+1" office:value-type="float" office:value="52" calcext:value-type="float">
            <text:p>52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CEFUROXIME AXETIL (THEOROXIME) 5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ELECOXIB (CELCOXX) 200MG CAP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ELECOXIB (CELCOXX) 400MG CAP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CELECOXIB (COXBITOR) 200MG CAP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CETIRIZINE (SAPHZINE) TAB 1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57]+1" office:value-type="float" office:value="57" calcext:value-type="float">
            <text:p>57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CHOLECALCIFEROL (D-CURE) 25000 IU ORAL SOLUTION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58]+1" office:value-type="float" office:value="58" calcext:value-type="float">
            <text:p>58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CHOLECALCIFEROL (D-CURE) 25000 IU ORAL SOLUTION PER BOX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string" calcext:value-type="string">
            <text:p>CILOSTAZOL (PLETAXOL) 100MG TAB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string" calcext:value-type="string">
            <text:p>CILOSTAZOL (PLETAXOL) 50MG TAB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CILOSTAZOL (PLETAXOL) 50MG TAB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CIPROFLOXACIN (CIPRODIN-FC) 5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3]+1" office:value-type="float" office:value="63" calcext:value-type="float">
            <text:p>6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IPROFLOXACIN (CYFROX) 5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4]+1" office:value-type="float" office:value="64" calcext:value-type="float">
            <text:p>64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CIPROFLOXACIN (CYFROX) 5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5]+1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LINDAMYCIN CAP (CLINDAGOLD) 3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6]+1" office:value-type="float" office:value="66" calcext:value-type="float">
            <text:p>6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LOPIDOGREL (SAPHLOPID) 7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7]+1" office:value-type="float" office:value="67" calcext:value-type="float">
            <text:p>67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CLOPIDOGREL (SAPHLOPID) 75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8]+1" office:value-type="float" office:value="68" calcext:value-type="float">
            <text:p>68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CO-AMOXICLAV (ASICLAV-625) 62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69]+1" office:value-type="float" office:value="69" calcext:value-type="float">
            <text:p>69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CO-AMOXICLAV (ATADAR) 500/12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0]+1" office:value-type="float" office:value="70" calcext:value-type="float">
            <text:p>70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CO-AMOXICLAV (COMXICLA) 62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1]+1" office:value-type="float" office:value="71" calcext:value-type="float">
            <text:p>7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O-AMOXICLAV (RANICLAV) 62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2]+1" office:value-type="float" office:value="72" calcext:value-type="float">
            <text:p>72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CO-AMOXICLAV (RAPICLAV) IPCA 500/12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3]+1" office:value-type="float" office:value="73" calcext:value-type="float">
            <text:p>73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COLCHICINE (GOUTSAPH) TAB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4]+1" office:value-type="float" office:value="74" calcext:value-type="float">
            <text:p>7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TRIMOXAZOLE FORTE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75]+1" office:value-type="float" office:value="75" calcext:value-type="float">
            <text:p>7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DEHYDROSOL POWDER FOR ORAL SOLUTION (ORS-75 REPLACEMENT)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6]+1" office:value-type="float" office:value="76" calcext:value-type="float">
            <text:p>7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IAMICRON 8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7]+1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DICLOFENAC NA (SUBSYDE CR) 100MG PREVIOUS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8]+1" office:value-type="float" office:value="78" calcext:value-type="float">
            <text:p>78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DICLOFENAC NA (SUBSYDE CR) 1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79]+1" office:value-type="float" office:value="79" calcext:value-type="float">
            <text:p>7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ICLOFENAC SODIUM (CURAFEN) 1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0]+1" office:value-type="float" office:value="80" calcext:value-type="float">
            <text:p>8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ICLOFENAC SODIUM (DICLORAN GEL) GEL 20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1]+1" office:value-type="float" office:value="81" calcext:value-type="float">
            <text:p>8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DICLOFENAC SODIUM (TRIFOCID) 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2]+1" office:value-type="float" office:value="82" calcext:value-type="float">
            <text:p>8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DICLOFENAC SODIUM GEL (DICLOGEN) 20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3]+1" office:value-type="float" office:value="83" calcext:value-type="float">
            <text:p>8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ILTIAZEM 3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4]+1" office:value-type="float" office:value="84" calcext:value-type="float">
            <text:p>8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DILTIAZEM 6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5]+1" office:value-type="float" office:value="85" calcext:value-type="float">
            <text:p>8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ETORICOXIB (ETOXI-60) 6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6]+1" office:value-type="float" office:value="86" calcext:value-type="float">
            <text:p>86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ETORICOXIB (SAPHETOR) 12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7]+1" office:value-type="float" office:value="87" calcext:value-type="float">
            <text:p>87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ETORICOXIB (SAPHETOR-90) 9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8]+1" office:value-type="float" office:value="88" calcext:value-type="float">
            <text:p>8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ETORICOXIB (SAPHETOR-90) 9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89]+1" office:value-type="float" office:value="89" calcext:value-type="float">
            <text:p>8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ETORICOXIB (TORICO) 9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0]+1" office:value-type="float" office:value="90" calcext:value-type="float">
            <text:p>90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ETORICOXIB (XIBRA-90) 9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1]+1" office:value-type="float" office:value="91" calcext:value-type="float">
            <text:p>9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ASTUM GEL 30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2]+1" office:value-type="float" office:value="92" calcext:value-type="float">
            <text:p>92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FEBUXOSTAT (FEBUDAY 40) 4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3]+1" office:value-type="float" office:value="93" calcext:value-type="float">
            <text:p>93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string" calcext:value-type="string">
            <text:p>FEBUXOSTAT (FURIC) 4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4]+1" office:value-type="float" office:value="94" calcext:value-type="float">
            <text:p>9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EBUXOSTAT (FURIC) 40MG UPDATED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5]+1" office:value-type="float" office:value="95" calcext:value-type="float">
            <text:p>9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GABAPENTIN (GABIX) 10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6]+1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GABAPENTIN (GABIX) 30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7]+1" office:value-type="float" office:value="97" calcext:value-type="float">
            <text:p>9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GLICLAZIDE (GLYCINORM-80) 8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8]+1" office:value-type="float" office:value="98" calcext:value-type="float">
            <text:p>9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GLICLAZIDE (ZEBET-8) 8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99]+1" office:value-type="float" office:value="99" calcext:value-type="float">
            <text:p>99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GLICLAZIDE (ZEBET-8) 8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0]+1" office:value-type="float" office:value="100" calcext:value-type="float">
            <text:p>100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HIRUDOID CREAM 40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01]+1" office:value-type="float" office:value="101" calcext:value-type="float">
            <text:p>101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string" calcext:value-type="string">
            <text:p>HYDROCORTISONE 10MG/G CREAM 10G (GENERIC/INTERPHIL)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2]+1" office:value-type="float" office:value="102" calcext:value-type="float">
            <text:p>102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HYDROCORTISONE CREAM 15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5">
          <table:table-cell table:style-name="ce2" table:formula="of:=[.A103]+1" office:value-type="float" office:value="103" calcext:value-type="float">
            <text:p>103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HYDROLYZED COLLAGEN TYPE II + CHONDOITIN SULFATE + HYALURONIC ACID (BIOCELL COLLAGEN) 500MG BOTTLE WITH 100 CAP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5">
          <table:table-cell table:style-name="ce2" table:formula="of:=[.A104]+1" office:value-type="float" office:value="104" calcext:value-type="float">
            <text:p>104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HYDROLYZED COLLAGEN TYPE II + CHONDOITIN SULFATE + HYALURONIC ACID (BIOCELL COLLAGEN) 500MG BOTTLE WITH 100 CAP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5]+1" office:value-type="float" office:value="105" calcext:value-type="float">
            <text:p>105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IBUPROFEN (FEVRAL) TAB 2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6]+1" office:value-type="float" office:value="106" calcext:value-type="float">
            <text:p>106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IBUPROFEN (IBUFEN) TAB 4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07]+1" office:value-type="float" office:value="107" calcext:value-type="float">
            <text:p>10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IBUPROFEN + PARACETAMOL (RESTOLAX FORTE) 10/325M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8]+1" office:value-type="float" office:value="108" calcext:value-type="float">
            <text:p>10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IBUPROFEN TAB 2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09]+1" office:value-type="float" office:value="109" calcext:value-type="float">
            <text:p>10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BUPROFEN TAB 4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0]+1" office:value-type="float" office:value="110" calcext:value-type="float">
            <text:p>11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KETESSE TAB 25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1]+1" office:value-type="float" office:value="111" calcext:value-type="float">
            <text:p>111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LORATADINE (LARADIN) 1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2]+1" office:value-type="float" office:value="112" calcext:value-type="float">
            <text:p>11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LORATADINE (LORAOX) 1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3]+1" office:value-type="float" office:value="113" calcext:value-type="float">
            <text:p>11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LOSARTAN POTASSIUM (ANGEL-50) 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4]+1" office:value-type="float" office:value="114" calcext:value-type="float">
            <text:p>114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LOSARTAN POTASSIUM (NATRAZOL) 1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5]+1" office:value-type="float" office:value="115" calcext:value-type="float">
            <text:p>115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LOSARTAN POTASSIUM (PRESARTAN) 1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16]+1" office:value-type="float" office:value="116" calcext:value-type="float">
            <text:p>116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LOSARTAN POTASSIUM (PRESARTAN) 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4">
          <table:table-cell table:style-name="ce2" table:formula="of:=[.A117]+1" office:value-type="float" office:value="117" calcext:value-type="float">
            <text:p>117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LOSARTAN POTASSIUM (PRESARTAN) 5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6">
          <table:table-cell table:style-name="ce2" table:formula="of:=[.A118]+1" office:value-type="float" office:value="118" calcext:value-type="float">
            <text:p>11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MEDIPLAST BANTAM BANDAGE PLASTIC STRIP (USED IN SURGICAL PROCEDURE; NOT USUALLY SOLD)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5">
          <table:table-cell table:style-name="ce2" table:formula="of:=[.A119]+1" office:value-type="float" office:value="119" calcext:value-type="float">
            <text:p>119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MEDIPLAST WATERPROOF BANDAGE STRIP JUMBO (USED IN SURGICAL PROCEDURE; NOT USUALLY SOLD)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0]+1" office:value-type="float" office:value="120" calcext:value-type="float">
            <text:p>120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MEFENAMIC ACID (INFAMIX CAPSULE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1]+1" office:value-type="float" office:value="121" calcext:value-type="float">
            <text:p>121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MEFENAMIC ACID (MEFESAPH C250) 2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2]+1" office:value-type="float" office:value="122" calcext:value-type="float">
            <text:p>12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EFENAMIC ACID (MYREFEN) 2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3]+1" office:value-type="float" office:value="123" calcext:value-type="float">
            <text:p>123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MEFENAMIC ACID (MYREFEN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4]+1" office:value-type="float" office:value="124" calcext:value-type="float">
            <text:p>12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EFENAMIC ACID (UNIDENTIFIED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5]+1" office:value-type="float" office:value="125" calcext:value-type="float">
            <text:p>12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ELOXICAM (MELOFAR) 1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6]+1" office:value-type="float" office:value="126" calcext:value-type="float">
            <text:p>126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string" calcext:value-type="string">
            <text:p>MELOXICAM (MELOTAB) 1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7]+1" office:value-type="float" office:value="127" calcext:value-type="float">
            <text:p>127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METFORMIN (FORMET 500) TAB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28]+1" office:value-type="float" office:value="128" calcext:value-type="float">
            <text:p>128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METHYL-PREDNISOLONE ACETATE (DEPO-MEDROL) 40MG/ML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29]+1" office:value-type="float" office:value="129" calcext:value-type="float">
            <text:p>12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METOPROLOL (PROLOL) TAB 5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30]+1" office:value-type="float" office:value="130" calcext:value-type="float">
            <text:p>13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MUPIROCIN OINTMENT 2% TOPICAL OINTMENT (MUPIDERM) 5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31]+1" office:value-type="float" office:value="131" calcext:value-type="float">
            <text:p>131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MUPIROCIN OINTMENT 2% TOPICAL OINTMENT (MUPIDERM) 5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2]+1" office:value-type="float" office:value="132" calcext:value-type="float">
            <text:p>132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string" calcext:value-type="string">
            <text:p>NAPROXEN (NAPROX) 5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3]+1" office:value-type="float" office:value="133" calcext:value-type="float">
            <text:p>133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NAPROXEN (PROXEN) 50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4]+1" office:value-type="float" office:value="134" calcext:value-type="float">
            <text:p>134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NAPROXEN (PROXEN) 500MG UPDATED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5]+1" office:value-type="float" office:value="135" calcext:value-type="float">
            <text:p>13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APROXEN (UNIDENTIFIED) 55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6]+1" office:value-type="float" office:value="136" calcext:value-type="float">
            <text:p>13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NSS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7]+1" office:value-type="float" office:value="137" calcext:value-type="float">
            <text:p>137</text:p>
          </table:table-cell>
          <table:table-cell table:style-name="ce2" office:value-type="float" office:value="921" calcext:value-type="float">
            <text:p>921</text:p>
          </table:table-cell>
          <table:table-cell table:style-name="ce2" office:value-type="string" calcext:value-type="string">
            <text:p>OFLOXACIN (FLOXA) 400MG TAB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8]+1" office:value-type="float" office:value="138" calcext:value-type="float">
            <text:p>1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OFLOXACIN (FLOXA-200) 2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39]+1" office:value-type="float" office:value="139" calcext:value-type="float">
            <text:p>13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OFLOXACIN (LUMFLOX) 40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40]+1" office:value-type="float" office:value="140" calcext:value-type="float">
            <text:p>14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OMEPRAZOLE (OMEBLOC-20) 2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41]+1" office:value-type="float" office:value="141" calcext:value-type="float">
            <text:p>14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OMEPRAZOLE (RANZOLE) DELAYED RELEASE CAP 4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42]+1" office:value-type="float" office:value="142" calcext:value-type="float">
            <text:p>142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OMEPRAZOLE (RANZOLE-20) DELAYED RELEASE CAP 20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43]+1" office:value-type="float" office:value="143" calcext:value-type="float">
            <text:p>14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ARA + ORPHENADRINECITRATE (PARADRINFORTE) 50/650M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44]+1" office:value-type="float" office:value="144" calcext:value-type="float">
            <text:p>14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PARA + TRAMADOL HCL (TAKOL-CR) 100MG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45]+1" office:value-type="float" office:value="145" calcext:value-type="float">
            <text:p>145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PARA + TRAMADOL HCL (TRAPADIX) 325/37.5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46]+1" office:value-type="float" office:value="146" calcext:value-type="float">
            <text:p>1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PIASCLEDINE 200/10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47]+1" office:value-type="float" office:value="147" calcext:value-type="float">
            <text:p>147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string" calcext:value-type="string">
            <text:p>PIROXICAM 20MG CAPSULE (GENERIC/DRUGMAKERS LAB)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48]+1" office:value-type="float" office:value="148" calcext:value-type="float">
            <text:p>148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POVIDONE-IODINE (BETADINE) 5ML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49]+1" office:value-type="float" office:value="149" calcext:value-type="float">
            <text:p>149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string" calcext:value-type="string">
            <text:p>POWERLIX KNEE BRACE US KNEE SUPPORT (X001PLDAQF) -LARGE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0]+1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PREDNISONE (SYSTOCOR) TAB 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1]+1" office:value-type="float" office:value="151" calcext:value-type="float">
            <text:p>151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PREGABALIN (FUNXION) CAP 7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2]+1" office:value-type="float" office:value="152" calcext:value-type="float">
            <text:p>15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PREGABALIN (GABICA) CAP 75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4">
          <table:table-cell table:style-name="ce2" table:formula="of:=[.A153]+1" office:value-type="float" office:value="153" calcext:value-type="float">
            <text:p>15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PREGMAX M-75 (PREGABALIN + METHYLCOBALAMIN)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4]+1" office:value-type="float" office:value="154" calcext:value-type="float">
            <text:p>154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string" calcext:value-type="string">
            <text:p>RISEDRONATE SODIUM (RESIDRON) 35MG TAB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55]+1" office:value-type="float" office:value="155" calcext:value-type="float">
            <text:p>155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ROSUVASTATIN (ROSELION-20) FILM COATED TAB 2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4">
          <table:table-cell table:style-name="ce2" table:formula="of:=[.A156]+1" office:value-type="float" office:value="156" calcext:value-type="float">
            <text:p>156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ROSUVASTATIN (ROZTIN-20) FILM COATED TAB 2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57]+1" office:value-type="float" office:value="157" calcext:value-type="float">
            <text:p>157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ROSUVASTATIN (VESTFLO-20) FILM COATED TAB 2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8]+1" office:value-type="float" office:value="158" calcext:value-type="float">
            <text:p>158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ROSUVASTATIN CALCIUM (ROSUCARE) 1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59]+1" office:value-type="float" office:value="159" calcext:value-type="float">
            <text:p>159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ROSUVASTATIN CALCIUM (ROSUVIN-10) 1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60]+1" office:value-type="float" office:value="160" calcext:value-type="float">
            <text:p>16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SILVER SULFADIAZINE 20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61]+1" office:value-type="float" office:value="161" calcext:value-type="float">
            <text:p>161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SODIUM ASCORBATE (VAMCEE) CAP 562.43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62]+1" office:value-type="float" office:value="162" calcext:value-type="float">
            <text:p>162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string" calcext:value-type="string">
            <text:p>SODIUM ASCORBATE WITH ZINC CAP (SM CEE WITH ZINC) 500MG/4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63]+1" office:value-type="float" office:value="163" calcext:value-type="float">
            <text:p>16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SODIUM ASCORBATE WITH ZINC CAP (XTRACEE PLUS) 562.5MG/27.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64]+1" office:value-type="float" office:value="164" calcext:value-type="float">
            <text:p>164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SODIUM HYALURONATE FOR INTRA-ARTICULAR INJECTION 8MG/ML (HYORTH XL)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65]+1" office:value-type="float" office:value="165" calcext:value-type="float">
            <text:p>165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SODIUM HYALURONATE STERILE INJECTION (XUVAN-XL) 8MG/ML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66]+1" office:value-type="float" office:value="166" calcext:value-type="float">
            <text:p>166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STERIMAR NASAL HYGIENE 50ML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67]+1" office:value-type="float" office:value="167" calcext:value-type="float">
            <text:p>16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ULODEXIDE (ANGIOFLUX) CAP 250M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68]+1" office:value-type="float" office:value="168" calcext:value-type="float">
            <text:p>16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TRAMADOL (SAPHTRAM) 50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69]+1" office:value-type="float" office:value="169" calcext:value-type="float">
            <text:p>16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AMADOL HYDROCHLORIDE + PARACETAMOL (DOLCET) 37.5/325MG 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3">
          <table:table-cell table:style-name="ce2" table:formula="of:=[.A170]+1" office:value-type="float" office:value="170" calcext:value-type="float">
            <text:p>170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TRAMADOL HYDROCHLORIDE DEXKETOPROFEN TROMETAMOL (SKUDEXA) TAB 75MG/25MG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71]+1" office:value-type="float" office:value="171" calcext:value-type="float">
            <text:p>17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TREVOCA TAB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72]+1" office:value-type="float" office:value="172" calcext:value-type="float">
            <text:p>17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VIGEL CREAM 15G </text:p>
          </table:table-cell>
          <table:table-cell table:style-name="ce4"/>
          <table:table-cell table:style-name="ce2" table:number-columns-repeated="3"/>
          <table:table-cell table:style-name="ce5" table:number-columns-repeated="12"/>
          <table:table-cell table:number-columns-repeated="1005"/>
        </table:table-row>
        <table:table-row table:style-name="ro2">
          <table:table-cell table:style-name="ce2" table:formula="of:=[.A173]+1" office:value-type="float" office:value="173" calcext:value-type="float">
            <text:p>17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XYLOCANE LIDOCAINE HCL LOCAL ANESTHESIA</text:p>
          </table:table-cell>
          <table:table-cell table:style-name="ce4"/>
          <table:table-cell table:style-name="ce2"/>
          <table:table-cell table:style-name="ce4" table:number-columns-repeated="2"/>
          <table:table-cell table:style-name="ce5" table:number-columns-repeated="12"/>
          <table:table-cell table:number-columns-repeated="1005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4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6:07:31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2T15:10:33.506000000</meta:creation-date>
    <dc:date>2021-06-12T16:07:38.839000000</dc:date>
    <meta:editing-duration>PT51M46S</meta:editing-duration>
    <meta:editing-cycles>20</meta:editing-cycles>
    <meta:generator>LibreOffice/6.3.5.2$Windows_X86_64 LibreOffice_project/dd0751754f11728f69b42ee2af66670068624673</meta:generator>
    <meta:document-statistic meta:table-count="1" meta:cell-count="538" meta:object-count="0"/>
  </office:meta>
</office:document-meta>
</file>